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46cm" fo:min-width="0.09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808080" draw:textarea-horizontal-align="justify" draw:textarea-vertical-align="middle" draw:auto-grow-height="false" fo:min-height="0.346cm" fo:min-width="0.09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46cm" fo:min-width="0.08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36cm" fo:min-width="0.09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36cm" fo:min-width="0.086cm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Dashed_20__28_var_29_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228833" draw:textarea-horizontal-align="justify" draw:textarea-vertical-align="middle" draw:auto-grow-height="false" fo:min-height="0.331cm" fo:min-width="0.082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228833" draw:textarea-horizontal-align="justify" draw:textarea-vertical-align="middle" draw:auto-grow-height="false" fo:min-height="0.331cm" fo:min-width="0.081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ccbb44" draw:textarea-horizontal-align="justify" draw:textarea-vertical-align="middle" draw:auto-grow-height="false" fo:min-height="0.331cm" fo:min-width="0.081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ee6677" draw:textarea-horizontal-align="justify" draw:textarea-vertical-align="middle" draw:auto-grow-height="false" fo:min-height="0.331cm" fo:min-width="0.081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ee6677" draw:textarea-horizontal-align="justify" draw:textarea-vertical-align="middle" draw:auto-grow-height="false" fo:min-height="0.331cm" fo:min-width="0.082cm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4" style:family="graphic" style:parent-style-name="standard">
      <style:graphic-properties draw:stroke="none" draw:fill-color="#dddddd" draw:textarea-horizontal-align="justify" draw:textarea-vertical-align="top" draw:auto-grow-height="false" fo:min-height="3.56cm" fo:min-width="17.3cm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0.49cm"/>
      <style:paragraph-properties style:writing-mode="lr-tb"/>
    </style:style>
    <style:style style:name="gr17" style:family="graphic" style:parent-style-name="objectwithoutfill">
      <style:graphic-properties draw:stroke="dash" draw:stroke-dash="Dot" svg:stroke-color="#000000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9" style:family="graphic" style:parent-style-name="objectwithoutfill">
      <style:graphic-properties draw:stroke="dash" draw:stroke-dash="Dot"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draw:fill-color="#b2b2b2" draw:textarea-horizontal-align="justify" draw:textarea-vertical-align="top" draw:auto-grow-height="false" fo:min-height="2.55cm" fo:min-width="17.3cm"/>
      <style:paragraph-properties style:writing-mode="lr-tb"/>
    </style:style>
    <style:style style:name="gr21" style:family="graphic" style:parent-style-name="standard">
      <style:graphic-properties draw:stroke="none" draw:fill-color="#808080" draw:textarea-horizontal-align="justify" draw:textarea-vertical-align="top" draw:auto-grow-height="false" fo:min-height="2.55cm" fo:min-width="17.3cm"/>
      <style:paragraph-properties style:writing-mode="lr-tb"/>
    </style:style>
    <style:style style:name="co1" style:family="table-column">
      <style:table-column-properties style:column-width="1.729cm" style:use-optimal-column-width="false"/>
    </style:style>
    <style:style style:name="co2" style:family="table-column">
      <style:table-column-properties style:column-width="1.73cm" style:use-optimal-column-width="false"/>
    </style:style>
    <style:style style:name="ro1" style:family="table-row">
      <style:table-row-properties style:row-height="0.116cm" style:use-optimal-row-height="false"/>
    </style:style>
    <style:style style:name="ro2" style:family="table-row">
      <style:table-row-properties style:row-height="0.735cm" style:use-optimal-row-height="false"/>
    </style:style>
    <style:style style:name="ce1" style:family="table-cell">
      <style:paragraph-properties fo:border="0.57pt solid #000000"/>
      <style:text-properties fo:font-size="12pt" style:font-size-asian="12pt" style:font-size-complex="12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228833"/>
      <style:paragraph-properties fo:text-align="center"/>
    </style:style>
    <style:style style:name="P6" style:family="paragraph">
      <loext:graphic-properties draw:fill="solid" draw:fill-color="#ccbb44"/>
      <style:paragraph-properties fo:text-align="center"/>
    </style:style>
    <style:style style:name="P7" style:family="paragraph">
      <loext:graphic-properties draw:fill="solid" draw:fill-color="#ee6677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dddddd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-color="#b2b2b2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808080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style:text-position="0% 100%"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0.63cm" svg:height="0.63cm" svg:x="0.8cm" svg:y="0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63cm" svg:height="0.63cm" svg:x="5.17cm" svg:y="5.0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1.43cm" svg:y="0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0.8cm" svg:y="1.3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2.05cm" svg:y="0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1.43cm" svg:y="1.3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2.67cm" svg:y="0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2.05cm" svg:y="1.3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0.8cm" svg:y="1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2.67cm" svg:y="1.3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1.43cm" svg:y="1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0.8cm" svg:y="2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2.05cm" svg:y="1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1.43cm" svg:y="2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2.67cm" svg:y="1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2.05cm" svg:y="2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3.3cm" svg:y="0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2.67cm" svg:y="2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3.93cm" svg:y="0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3.3cm" svg:y="1.3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4.55cm" svg:y="0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3.93cm" svg:y="1.3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5.17cm" svg:y="0.7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4.55cm" svg:y="1.3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3.3cm" svg:y="1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5.17cm" svg:y="1.3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3.93cm" svg:y="1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3.3cm" svg:y="2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4.55cm" svg:y="1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3.93cm" svg:y="2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5.17cm" svg:y="1.9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4.55cm" svg:y="2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0.8cm" svg:y="3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5.17cm" svg:y="2.5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1.43cm" svg:y="3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0.8cm" svg:y="3.8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2.05cm" svg:y="3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1.43cm" svg:y="3.8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2.67cm" svg:y="3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2.05cm" svg:y="3.8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0.8cm" svg:y="4.4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2.67cm" svg:y="3.8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1.43cm" svg:y="4.4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0.8cm" svg:y="5.0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2.05cm" svg:y="4.4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1.43cm" svg:y="5.0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2.67cm" svg:y="4.4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2.05cm" svg:y="5.0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3.3cm" svg:y="3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2.67cm" svg:y="5.0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3.93cm" svg:y="3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3.3cm" svg:y="3.8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4.55cm" svg:y="3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3.93cm" svg:y="3.8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5.17cm" svg:y="3.2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4.55cm" svg:y="3.8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3.3cm" svg:y="4.4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5.17cm" svg:y="3.8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3.93cm" svg:y="4.4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3.3cm" svg:y="5.0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4.55cm" svg:y="4.4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3.93cm" svg:y="5.0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5.17cm" svg:y="4.4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4.55cm" svg:y="5.0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0.63cm" svg:height="0.63cm" svg:x="0.932cm" svg:y="0.8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2" draw:layer="layout" svg:width="0.63cm" svg:height="0.63cm" svg:x="5.302cm" svg:y="5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1.562cm" svg:y="0.8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0.932cm" svg:y="1.4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2.182cm" svg:y="0.8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1.562cm" svg:y="1.4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2.802cm" svg:y="0.8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2.182cm" svg:y="1.4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0.932cm" svg:y="2.1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2.802cm" svg:y="1.4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1.562cm" svg:y="2.1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0.932cm" svg:y="2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2.182cm" svg:y="2.1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1.562cm" svg:y="2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2.802cm" svg:y="2.1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2.182cm" svg:y="2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3.432cm" svg:y="0.8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2.802cm" svg:y="2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4.062cm" svg:y="0.8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3.432cm" svg:y="1.4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4.682cm" svg:y="0.8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4.062cm" svg:y="1.4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5.302cm" svg:y="0.8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4.682cm" svg:y="1.4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3.432cm" svg:y="2.1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5.302cm" svg:y="1.4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4.062cm" svg:y="2.1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3.432cm" svg:y="2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4.682cm" svg:y="2.1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4.062cm" svg:y="2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5.302cm" svg:y="2.1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4.682cm" svg:y="2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0.932cm" svg:y="3.3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5.302cm" svg:y="2.7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1.562cm" svg:y="3.3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0.932cm" svg:y="3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2.182cm" svg:y="3.3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1.562cm" svg:y="3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2.802cm" svg:y="3.3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2.182cm" svg:y="3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0.932cm" svg:y="4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2.802cm" svg:y="3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1.562cm" svg:y="4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0.932cm" svg:y="5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2.182cm" svg:y="4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1.562cm" svg:y="5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2.802cm" svg:y="4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2.182cm" svg:y="5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3.432cm" svg:y="3.3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2.802cm" svg:y="5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4.062cm" svg:y="3.3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3.432cm" svg:y="3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4.682cm" svg:y="3.3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4.062cm" svg:y="3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5.302cm" svg:y="3.3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4.682cm" svg:y="3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3.432cm" svg:y="4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5.302cm" svg:y="3.98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4.062cm" svg:y="4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63cm" svg:height="0.63cm" svg:x="3.432cm" svg:y="5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1" draw:layer="layout" svg:width="0.62cm" svg:height="0.62cm" svg:x="4.682cm" svg:y="4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4.062cm" svg:y="5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63cm" svg:height="0.62cm" svg:x="5.302cm" svg:y="4.60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" draw:text-style-name="P1" draw:layer="layout" svg:width="0.62cm" svg:height="0.63cm" svg:x="4.682cm" svg:y="5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standard" draw:layer="layout" svg:width="8.645cm" svg:height="2.939cm" svg:x="7.536cm" svg:y="4.019cm">
            <table:table table:template-name="default" table:use-first-row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2"/>
              <table:table-row table:style-name="ro1" table:default-cell-style-name="ce1">
                <table:table-cell>
                  <text:p><text:span text:style-name="T1">cell_id</text:span></text:p>
                </table:table-cell>
                <table:table-cell>
                  <text:p text:style-name="P3"><text:span text:style-name="T1">lon</text:span></text:p>
                </table:table-cell>
                <table:table-cell>
                  <text:p text:style-name="P3"><text:span text:style-name="T1">lat</text:span></text:p>
                </table:table-cell>
                <table:table-cell>
                  <text:p text:style-name="P3"><text:span text:style-name="T1">lulc</text:span></text:p>
                </table:table-cell>
                <table:table-cell>
                  <text:p text:style-name="P3"><text:span text:style-name="T1">year</text:span></text:p>
                </table:table-cell>
              </table:table-row>
              <table:table-row table:style-name="ro2" table:default-cell-style-name="ce1">
                <table:table-cell>
                  <text:p text:style-name="P3"><text:span text:style-name="T1">1</text:span></text:p>
                </table:table-cell>
                <table:table-cell>
                  <text:p text:style-name="P3"><text:span text:style-name="T1">-54.8</text:span></text:p>
                </table:table-cell>
                <table:table-cell>
                  <text:p text:style-name="P3"><text:span text:style-name="T1">-2.8</text:span></text:p>
                </table:table-cell>
                <table:table-cell>
                  <text:p text:style-name="P3"><text:span text:style-name="T1">3</text:span></text:p>
                </table:table-cell>
                <table:table-cell>
                  <text:p text:style-name="P3"><text:span text:style-name="T1">1985</text:span></text:p>
                </table:table-cell>
              </table:table-row>
              <table:table-row table:style-name="ro2" table:default-cell-style-name="ce1">
                <table:table-cell>
                  <text:p text:style-name="P3"><text:span text:style-name="T1">1</text:span></text:p>
                </table:table-cell>
                <table:table-cell>
                  <text:p text:style-name="P3"><text:span text:style-name="T1">-54.8</text:span></text:p>
                </table:table-cell>
                <table:table-cell>
                  <text:p text:style-name="P3"><text:span text:style-name="T1">-2.8</text:span></text:p>
                </table:table-cell>
                <table:table-cell>
                  <text:p text:style-name="P3"><text:span text:style-name="T1">3</text:span></text:p>
                </table:table-cell>
                <table:table-cell>
                  <text:p text:style-name="P3"><text:span text:style-name="T1">1986</text:span></text:p>
                </table:table-cell>
              </table:table-row>
              <table:table-row table:style-name="ro2" table:default-cell-style-name="ce1">
                <table:table-cell>
                  <text:p text:style-name="P3"><text:span text:style-name="T1">1</text:span></text:p>
                </table:table-cell>
                <table:table-cell>
                  <text:p text:style-name="P3"><text:span text:style-name="T1">-54.8</text:span></text:p>
                </table:table-cell>
                <table:table-cell>
                  <text:p text:style-name="P3"><text:span text:style-name="T1">-2.8</text:span></text:p>
                </table:table-cell>
                <table:table-cell>
                  <text:p text:style-name="P3"><text:span text:style-name="T1">15</text:span></text:p>
                </table:table-cell>
                <table:table-cell>
                  <text:p text:style-name="P3"><text:span text:style-name="T1">1987</text:span></text:p>
                </table:table-cell>
              </table:table-row>
            </table:table>
            <draw:image xlink:href="Pictures/TablePreview1.svm" xlink:type="simple" xlink:show="embed" xlink:actuate="onLoad"/>
          </draw:frame>
          <draw:line draw:style-name="gr6" draw:text-style-name="P4" draw:layer="layout" svg:x1="5.932cm" svg:y1="5.224cm" svg:x2="7.536cm" svg:y2="4.019cm">
            <text:p/>
          </draw:line>
          <draw:line draw:style-name="gr6" draw:text-style-name="P4" draw:layer="layout" svg:x1="5.932cm" svg:y1="5.854cm" svg:x2="7.536cm" svg:y2="6.958cm">
            <text:p/>
          </draw:line>
          <draw:custom-shape draw:style-name="gr7" draw:text-style-name="P5" draw:layer="layout" svg:width="0.616cm" svg:height="0.615cm" svg:x="6.847cm" svg:y="9.1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5" draw:layer="layout" svg:width="0.615cm" svg:height="0.615cm" svg:x="2.54cm" svg:y="9.1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616cm" svg:height="0.615cm" svg:x="3.155cm" svg:y="9.1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0.615cm" svg:height="0.615cm" svg:x="3.771cm" svg:y="9.1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0.615cm" svg:height="0.615cm" svg:x="9.309cm" svg:y="9.1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616cm" svg:height="0.615cm" svg:x="5.001cm" svg:y="9.1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0.615cm" svg:height="0.615cm" svg:x="5.617cm" svg:y="9.1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0.615cm" svg:height="0.615cm" svg:x="6.232cm" svg:y="9.1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0.615cm" svg:height="0.615cm" svg:x="4.386cm" svg:y="9.1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0.615cm" svg:height="0.615cm" svg:x="7.463cm" svg:y="9.1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0.615cm" svg:height="0.615cm" svg:x="8.078cm" svg:y="9.1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0.616cm" svg:height="0.615cm" svg:x="8.693cm" svg:y="9.1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4" draw:layer="layout" svg:x1="8.034cm" svg:y1="7.322cm" svg:x2="6.333cm" svg:y2="8.72cm">
            <text:p/>
          </draw:line>
          <draw:frame draw:style-name="gr13" draw:text-style-name="P8" draw:layer="layout" svg:width="1.814cm" svg:height="0.725cm" svg:x="7.543cm" svg:y="7.813cm">
            <draw:text-box>
              <text:p><text:span text:style-name="T1">1 cell</text:span></text:p>
            </draw:text-box>
          </draw:frame>
          <draw:frame draw:style-name="gr13" draw:text-style-name="P8" draw:layer="layout" svg:width="3.196cm" svg:height="0.725cm" svg:x="5.932cm" svg:y="0.5cm">
            <draw:text-box>
              <text:p><text:span text:style-name="T1">raster stack</text:span></text:p>
            </draw:text-box>
          </draw:frame>
          <draw:frame draw:style-name="gr13" draw:text-style-name="P8" draw:layer="layout" svg:width="1.456cm" svg:height="0.725cm" svg:x="2.043cm" svg:y="9.836cm">
            <draw:text-box>
              <text:p><text:span text:style-name="T1">1985</text:span></text:p>
            </draw:text-box>
          </draw:frame>
          <draw:frame draw:style-name="gr13" draw:text-style-name="P8" draw:layer="layout" svg:width="1.456cm" svg:height="0.725cm" svg:x="8.885cm" svg:y="9.837cm">
            <draw:text-box>
              <text:p><text:span text:style-name="T1">1996</text:span></text:p>
            </draw:text-box>
          </draw:frame>
          <draw:custom-shape draw:style-name="gr8" draw:text-style-name="P5" draw:layer="layout" svg:width="0.615cm" svg:height="0.615cm" svg:x="11.064cm" svg:y="8.0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0.615cm" svg:height="0.615cm" svg:x="11.067cm" svg:y="9.1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616cm" svg:height="0.615cm" svg:x="11.068cm" svg:y="10.2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8" draw:layer="layout" svg:width="2.933cm" svg:height="0.725cm" svg:x="11.679cm" svg:y="8.007cm">
            <draw:text-box>
              <text:p><text:span text:style-name="T1">- Forest</text:span></text:p>
            </draw:text-box>
          </draw:frame>
          <draw:frame draw:style-name="gr13" draw:text-style-name="P8" draw:layer="layout" svg:width="2.933cm" svg:height="0.725cm" svg:x="11.68cm" svg:y="9.013cm">
            <draw:text-box>
              <text:p><text:span text:style-name="T1">- Pasture</text:span></text:p>
            </draw:text-box>
          </draw:frame>
          <draw:frame draw:style-name="gr13" draw:text-style-name="P8" draw:layer="layout" svg:width="2.933cm" svg:height="0.725cm" svg:x="11.681cm" svg:y="10.147cm">
            <draw:text-box>
              <text:p><text:span text:style-name="T1">- Agriculture</text:span></text:p>
            </draw:text-box>
          </draw:frame>
        </draw:g>
        <draw:custom-shape draw:style-name="gr14" draw:text-style-name="P10" draw:layer="layout" svg:width="17.8cm" svg:height="3.81cm" svg:x="0.5cm" svg:y="11.25cm">
          <text:p text:style-name="P9"><text:span text:style-name="T2">Cycle 1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16cm" svg:height="0.615cm" svg:x="6.846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0.615cm" svg:height="0.615cm" svg:x="2.539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3.154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3.77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9.308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616cm" svg:height="0.615cm" svg:x="5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5.616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6.231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4.385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7.462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8.077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8.692cm" svg:y="13.0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4.084cm" svg:y1="13.75cm" svg:x2="4.084cm" svg:y2="14.335cm">
          <text:p/>
        </draw:line>
        <draw:frame draw:style-name="gr16" draw:text-style-name="P8" draw:layer="layout" svg:width="5.84cm" svg:height="0.74cm" svg:x="1.287cm" svg:y="14.335cm">
          <draw:text-box>
            <text:p><text:span text:style-name="T1">1</text:span><text:span text:style-name="T3">st</text:span><text:span text:style-name="T4"> year of anthropic cover</text:span></text:p>
          </draw:text-box>
        </draw:frame>
        <draw:frame draw:style-name="gr13" draw:text-style-name="P8" draw:layer="layout" svg:width="1.763cm" svg:height="0.725cm" svg:x="5.27cm" svg:y="12.284cm">
          <draw:text-box>
            <text:p><text:span text:style-name="T1">before</text:span></text:p>
          </draw:text-box>
        </draw:frame>
        <draw:frame draw:style-name="gr13" draw:text-style-name="P8" draw:layer="layout" svg:width="1.763cm" svg:height="0.725cm" svg:x="6.846cm" svg:y="12.285cm">
          <draw:text-box>
            <text:p><text:span text:style-name="T1">after</text:span></text:p>
          </draw:text-box>
        </draw:frame>
        <draw:frame draw:style-name="gr16" draw:text-style-name="P8" draw:layer="layout" svg:width="7.937cm" svg:height="0.74cm" svg:x="7.543cm" svg:y="14.335cm">
          <draw:text-box>
            <text:p><text:span text:style-name="T1">1</text:span><text:span text:style-name="T3">st</text:span><text:span text:style-name="T4"> year of forest after anthropic cover</text:span></text:p>
          </draw:text-box>
        </draw:frame>
        <draw:line draw:style-name="gr15" draw:text-style-name="P4" draw:layer="layout" svg:x1="7.259cm" svg:y1="13.788cm" svg:x2="7.713cm" svg:y2="14.449cm">
          <text:p/>
        </draw:line>
        <draw:line draw:style-name="gr17" draw:text-style-name="P4" draw:layer="layout" svg:x1="6.846cm" svg:y1="12.03cm" svg:x2="6.846cm" svg:y2="13.624cm">
          <text:p/>
        </draw:line>
        <draw:frame draw:style-name="gr18" draw:text-style-name="P8" draw:layer="layout" svg:width="5.793cm" svg:height="1.199cm" svg:x="11.427cm" svg:y="12.744cm">
          <draw:text-box>
            <text:p><text:span text:style-name="T5">y</text:span><text:span text:style-name="T1"> – </text:span><text:span text:style-name="T5">x</text:span><text:span text:style-name="T1"> = Transition length</text:span></text:p>
            <text:p><text:span text:style-name="T1">1989 – 1986 = 3</text:span></text:p>
          </draw:text-box>
        </draw:frame>
        <draw:line draw:style-name="gr15" draw:text-style-name="P4" draw:layer="layout" svg:x1="5.27cm" svg:y1="12.843cm" svg:x2="5.27cm" svg:y2="11.975cm">
          <text:p/>
        </draw:line>
        <draw:line draw:style-name="gr19" draw:text-style-name="P4" draw:layer="layout" svg:x1="3.442cm" svg:y1="12.828cm" svg:x2="3.46cm" svg:y2="11.973cm">
          <text:p/>
        </draw:line>
        <draw:frame draw:style-name="gr13" draw:text-style-name="P11" draw:layer="layout" svg:width="0.642cm" svg:height="0.725cm" svg:x="3.141cm" svg:y="11.25cm">
          <draw:text-box>
            <text:p><text:span text:style-name="T5">x</text:span></text:p>
          </draw:text-box>
        </draw:frame>
        <draw:frame draw:style-name="gr13" draw:text-style-name="P11" draw:layer="layout" svg:width="0.642cm" svg:height="0.725cm" svg:x="4.974cm" svg:y="11.251cm">
          <draw:text-box>
            <text:p><text:span text:style-name="T5">y</text:span></text:p>
          </draw:text-box>
        </draw:frame>
        <draw:frame draw:style-name="gr18" draw:text-style-name="P8" draw:layer="layout" svg:width="7.865cm" svg:height="1.199cm" svg:x="10.435cm" svg:y="11.347cm">
          <draw:text-box>
            <text:p><text:span text:style-name="T5">x</text:span><text:span text:style-name="T1"> = Last forest year (period is “before”);</text:span></text:p>
            <text:p><text:span text:style-name="T5">y</text:span><text:span text:style-name="T6"> = First agri year (period is “before”);</text:span></text:p>
          </draw:text-box>
        </draw:frame>
        <draw:custom-shape draw:style-name="gr20" draw:text-style-name="P12" draw:layer="layout" svg:width="17.8cm" svg:height="2.8cm" svg:x="0.5cm" svg:y="15.306cm">
          <text:p text:style-name="P9"><text:span text:style-name="T2">Cycle 2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616cm" svg:height="0.615cm" svg:x="6.851cm" svg:y="17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9.313cm" svg:y="17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0.615cm" svg:height="0.615cm" svg:x="7.467cm" svg:y="17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615cm" svg:height="0.615cm" svg:x="8.082cm" svg:y="17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8.697cm" svg:y="17.0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4" draw:layer="layout" svg:x1="8.703cm" svg:y1="16.086cm" svg:x2="8.703cm" svg:y2="17.68cm">
          <text:p/>
        </draw:line>
        <draw:frame draw:style-name="gr13" draw:text-style-name="P8" draw:layer="layout" svg:width="4.544cm" svg:height="0.725cm" svg:x="10.964cm" svg:y="16.8cm">
          <draw:text-box>
            <text:p><text:span text:style-name="T1">1994 – 1992 = 2</text:span></text:p>
          </draw:text-box>
        </draw:frame>
        <draw:line draw:style-name="gr15" draw:text-style-name="P4" draw:layer="layout" svg:x1="8.393cm" svg:y1="16.899cm" svg:x2="8.393cm" svg:y2="16.031cm">
          <text:p/>
        </draw:line>
        <draw:line draw:style-name="gr19" draw:text-style-name="P4" draw:layer="layout" svg:x1="7.208cm" svg:y1="16.884cm" svg:x2="7.226cm" svg:y2="16.029cm">
          <text:p/>
        </draw:line>
        <draw:frame draw:style-name="gr13" draw:text-style-name="P11" draw:layer="layout" svg:width="0.642cm" svg:height="0.725cm" svg:x="6.845cm" svg:y="15.306cm">
          <draw:text-box>
            <text:p><text:span text:style-name="T5">x</text:span></text:p>
          </draw:text-box>
        </draw:frame>
        <draw:frame draw:style-name="gr13" draw:text-style-name="P11" draw:layer="layout" svg:width="0.642cm" svg:height="0.725cm" svg:x="8.042cm" svg:y="15.307cm">
          <draw:text-box>
            <text:p><text:span text:style-name="T5">y</text:span></text:p>
          </draw:text-box>
        </draw:frame>
        <draw:custom-shape draw:style-name="gr21" draw:text-style-name="P13" draw:layer="layout" svg:width="17.8cm" svg:height="2.8cm" svg:x="0.5cm" svg:y="18.367cm">
          <text:p text:style-name="P9"><text:span text:style-name="T2">Cycle 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15cm" svg:height="0.615cm" svg:x="9.293cm" svg:y="20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0.616cm" svg:height="0.615cm" svg:x="8.677cm" svg:y="20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8" draw:layer="layout" svg:width="3.677cm" svg:height="0.725cm" svg:x="10.964cm" svg:y="19.861cm">
          <draw:text-box>
            <text:p><text:span text:style-name="T1">1996 – 1995 = 1</text:span></text:p>
          </draw:text-box>
        </draw:frame>
        <draw:line draw:style-name="gr15" draw:text-style-name="P4" draw:layer="layout" svg:x1="9.62cm" svg:y1="19.96cm" svg:x2="9.62cm" svg:y2="19.092cm">
          <text:p/>
        </draw:line>
        <draw:line draw:style-name="gr19" draw:text-style-name="P4" draw:layer="layout" svg:x1="9.04cm" svg:y1="19.945cm" svg:x2="9.058cm" svg:y2="19.09cm">
          <text:p/>
        </draw:line>
        <draw:frame draw:style-name="gr13" draw:text-style-name="P11" draw:layer="layout" svg:width="0.642cm" svg:height="0.725cm" svg:x="8.758cm" svg:y="18.367cm">
          <draw:text-box>
            <text:p><text:span text:style-name="T5">x</text:span></text:p>
          </draw:text-box>
        </draw:frame>
        <draw:frame draw:style-name="gr13" draw:text-style-name="P11" draw:layer="layout" svg:width="0.642cm" svg:height="0.725cm" svg:x="9.288cm" svg:y="18.368cm">
          <draw:text-box>
            <text:p><text:span text:style-name="T5">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5cm" fo:margin-bottom="0.5cm" fo:margin-left="0.5cm" fo:margin-right="0.5cm" fo:page-width="18.8cm" fo:page-height="21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5T18:09:17.743185551</meta:creation-date>
    <dc:date>2021-01-26T16:06:16.165015398</dc:date>
    <meta:editing-duration>PT11M13S</meta:editing-duration>
    <meta:editing-cycles>6</meta:editing-cycles>
    <meta:generator>LibreOffice/7.0.3.1$Linux_X86_64 LibreOffice_project/00$Build-1</meta:generator>
    <meta:document-statistic meta:object-count="203"/>
  </office:meta>
</office:document-meta>
</file>